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fe154"/>
    </style:style>
    <style:style style:name="T5" style:family="text">
      <style:text-properties fo:text-transform="uppercase" officeooo:rsid="0050a77a"/>
    </style:style>
    <style:style style:name="T6" style:family="text">
      <style:text-properties fo:language="es" fo:country="ES"/>
    </style:style>
    <style:style style:name="T7" style:family="text">
      <style:text-properties officeooo:rsid="0050a77a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6">DE ACTIVIDADES A REALIZAR</text:span></text:p>
      <text:p text:style-name="P7">PROFA Aleida del  Carmen González Melo </text:p>
      <text:p text:style-name="P4">DEL 01/01/2022 al 31/12/2022 </text:p>
      <text:p text:style-name="P4"><text:hidden-paragraph text:condition="ooow:[Contratos.DATOS.es_lapso]!=&quot;si&quot;" text:is-hidden="true"/></text:p>
      <text:p text:style-name="P6">dedicación: Tiempo Convencional 6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 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 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VIERNES  DE 1:00 PM A 7:00 PM Y ASISTENCIA A LAS REUNIONES DE COORDINACION.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<text:span text:style-name="T7">OCTUBRE</text:span><text:span text:style-name="T4"> 202</text:span><text:span text:style-name="T5">1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6:12:28.017375</dc:date>
    <meta:print-date>2013-11-19T15:12:00</meta:print-date>
    <meta:editing-cycles>138</meta:editing-cycles>
    <meta:editing-duration>P1DT6H16M13S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89" meta:non-whitespace-character-count="362"/>
  </office:meta>
</office:document-meta>
</file>